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28.05pt"/>
    </style:style>
    <style:style style:name="co3" style:family="table-column">
      <style:table-column-properties fo:break-before="auto" style:column-width="122.85pt"/>
    </style:style>
    <style:style style:name="co4" style:family="table-column">
      <style:table-column-properties fo:break-before="auto" style:column-width="280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3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fo:border="0.74pt solid #000000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LCD-DRIVER(LCD-4.3in_RTP)_Rev_D-BOM===LCD-OLinuXino-4.3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1</text:p>
          </table:table-cell>
          <table:table-cell table:style-name="ce17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2.2R/5%/R0603</text:p>
          </table:table-cell>
          <table:table-cell table:style-name="ce12" office:value-type="string" calcext:value-type="string">
            <text:p>R0603</text:p>
          </table:table-cell>
          <table:table-cell table:style-name="ce8" office:value-type="string" calcext:value-type="string">
            <text:p>R38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2.2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6,R27,R28,R29,R41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10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<text:span text:style-name="T1">R10</text:span>,R34,R42,R48,<text:span text:style-name="T2">R63,R65,R66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0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6,R47</text:p>
          </table:table-cell>
          <table:table-cell table:style-name="ce1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.7uH/1.15A/DCR&lt;0.1R/CD43</text:p>
          </table:table-cell>
          <table:table-cell table:style-name="ce12" office:value-type="string" calcext:value-type="string">
            <text:p>CD43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00nF/16V/10%/X7R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4,C1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.2uF/50V/10%/X5R/C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22uF/6.3V/20%/X5R/C0603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<text:span text:style-name="T1">C5</text:span>,C20,C21,C2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T54C(SOT23-3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N5819S4(SOD-123)</text:p>
          </table:table-cell>
          <table:table-cell table:style-name="ce12" office:value-type="string" calcext:value-type="string">
            <text:p>SOD-123</text:p>
          </table:table-cell>
          <table:table-cell table:style-name="ce8" office:value-type="string" calcext:value-type="string">
            <text:p>D8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TC114YKA(SOT-2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RLML6402(SOT23-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P3031KTR-G1(SOT23-6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T24C16C-SSHM-T(SOIC-8_150mil)</text:p>
          </table:table-cell>
          <table:table-cell table:style-name="ce6" office:value-type="string" calcext:value-type="string">
            <text:p>SOIC-8_150mil</text:p>
          </table:table-cell>
          <table:table-cell table:style-name="ce6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_FLAT_CON1,<text:span text:style-name="T1">LCD-5in_DISP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MALE-PAV16X-2x20(0.8_bud)</text:p>
          </table:table-cell>
          <table:table-cell table:style-name="ce13" office:value-type="string" calcext:value-type="string">
            <text:p>PA-V16X-2X20-LF_Drill_0.9mm</text:p>
          </table:table-cell>
          <table:table-cell table:style-name="ce8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-B-V-40-LF</text:p>
          </table:table-cell>
          <table:table-cell table:style-name="ce6" office:value-type="string" calcext:value-type="string">
            <text:p>GBH254SMT-40</text:p>
          </table:table-cell>
          <table:table-cell table:style-name="ce6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WRJ-2mm(DCJ-W54R-20-LF)</text:p>
          </table:table-cell>
          <table:table-cell table:style-name="ce14" office:value-type="string" calcext:value-type="string">
            <text:p>PWRJ-2mm(DCJ-W54R-20-LF)</text:p>
          </table:table-cell>
          <table:table-cell table:style-name="ce6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CD-5”(800x480_HDW050TN22)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CD-5”(CAPACITIVE_TS)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WU10S)</text:p>
          </table:table-cell>
          <table:table-cell table:style-name="ce6" office:value-type="string" calcext:value-type="string">
            <text:p>WU10S</text:p>
          </table:table-cell>
          <table:table-cell table:style-name="ce6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A(0R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A(1k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NA(22uF/6.3V/20%/X5R/C0603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1,<text:span text:style-name="T1">C3</text:span>,C7,C11,C27,C2,C8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A(100nF/16V/10%/X7R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4,C6,C9,C1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A(10nF/50V/10%/X7R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NA(100nF/50V/20%/Y5V/C0603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2.2uF/50V/10%/X5R/C0805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BZV55C3V9/SOD80C)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BZV55C16/SOD80C)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A(BAT54S(SOT23-3)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A(1N5819S4(SOD-123))</text:p>
          </table:table-cell>
          <table:table-cell table:style-name="ce12" office:value-type="string" calcext:value-type="string">
            <text:p>SOD-123</text:p>
          </table:table-cell>
          <table:table-cell table:style-name="ce8" office:value-type="string" calcext:value-type="string">
            <text:p>D5,D9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BZV55C6V8/SOD80C)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A(4.7uH/1.15A/DCR&lt;0.1R/CD43)</text:p>
          </table:table-cell>
          <table:table-cell table:style-name="ce12" office:value-type="string" calcext:value-type="string">
            <text:p>CD43</text:p>
          </table:table-cell>
          <table:table-cell table:style-name="ce8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FPV-WZB201-06-LF)</text:p>
          </table:table-cell>
          <table:table-cell table:style-name="ce6" office:value-type="string" calcext:value-type="string">
            <text:p>FPV-WZB201-06-LF</text:p>
          </table:table-cell>
          <table:table-cell table:style-name="ce6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FPV-WZA21-40-LF)</text:p>
          </table:table-cell>
          <table:table-cell table:style-name="ce6" office:value-type="string" calcext:value-type="string">
            <text:p>FPV-WZA21-40-LF</text:p>
          </table:table-cell>
          <table:table-cell table:style-name="ce9" office:value-type="string" calcext:value-type="string">
            <text:p>LCD-4,3in_DISP1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A(FPV-WZA21-50-LF)</text:p>
          </table:table-cell>
          <table:table-cell table:style-name="ce6" office:value-type="string" calcext:value-type="string">
            <text:p>FPV-WZA21-50-LF</text:p>
          </table:table-cell>
          <table:table-cell table:style-name="ce6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A(FPA-WZB25-04-LF)</text:p>
          </table:table-cell>
          <table:table-cell table:style-name="ce6" office:value-type="string" calcext:value-type="string">
            <text:p>FPA-WZB25-04-LF</text:p>
          </table:table-cell>
          <table:table-cell table:style-name="ce6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0R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2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NA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,R3,R4,R5,R8,R12,R13,R17,R19,R20,R21,R24,R4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/R0603</text:p>
          </table:table-cell>
          <table:table-cell table:style-name="ce12" office:value-type="string" calcext:value-type="string">
            <text:p>R0603</text:p>
          </table:table-cell>
          <table:table-cell table:style-name="ce8" office:value-type="string" calcext:value-type="string">
            <text:p>R40</text:p>
          </table:table-cell>
          <table:table-cell table:number-columns-repeated="102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NA(10k/R0402)</text:p>
          </table:table-cell>
          <table:table-cell table:style-name="ce6" office:value-type="string" calcext:value-type="string">
            <text:p>R0402</text:p>
          </table:table-cell>
          <table:table-cell table:style-name="ce16" office:value-type="string" calcext:value-type="string">
            <text:p>R2,R6,R7,<text:span text:style-name="T3">R9</text:span>,R11,R14,R18,R22,R23,R51,R52,R53,R54,</text:p>
            <text:p>R56,R57,R59,R60,<text:span text:style-name="T2">R64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510R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A(20k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5,R35,R37,R5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51k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AR1021T-I_SS(SSOP-20))</text:p>
          </table:table-cell>
          <table:table-cell table:style-name="ce6" office:value-type="string" calcext:value-type="string">
            <text:p>SSOP-20W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A(AP3031KTR-G1(SOT23-6)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SJ_Closed</text:p>
          </table:table-cell>
          <table:table-cell table:style-name="ce6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3.3V:Opened/5.0V:Closed</text:p>
          </table:table-cell>
          <table:table-cell table:style-name="ce6" office:value-type="string" calcext:value-type="string">
            <text:p>SJ_2_SMALL_23_TIED</text:p>
          </table:table-cell>
          <table:table-cell table:style-name="ce6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TRL:Closed/EN:Opened</text:p>
          </table:table-cell>
          <table:table-cell table:style-name="ce6" office:value-type="string" calcext:value-type="string">
            <text:p>SJ_2_SMALL_23_TIED</text:p>
          </table:table-cell>
          <table:table-cell table:style-name="ce6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3" table:style-name="ce6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79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5in_CTP_plus_AT24C16C) === </text:span></text:p>
          <text:p><text:span text:style-name="MT2">LCD-OLinuXino-5-BOM &amp; LCD-OLinuXino-5CTS-BOM</text:span></text:p>
        </style:region-center>
        <style:region-right>
          <text:p><text:span text:style-name="MT3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6:17.855880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6:31.695982700</dc:date>
    <meta:editing-duration>PT4H49M35S</meta:editing-duration>
    <meta:editing-cycles>75</meta:editing-cycles>
    <meta:document-statistic meta:table-count="1" meta:cell-count="221" meta:object-count="0"/>
  </office:meta>
</office:document-meta>
</file>